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 for ZKB Light" svg:font-family="'Frutiger for ZKB Light'" style:font-family-generic="swiss"/>
    <style:font-face style:name="Futura Book" svg:font-family="'Futura Boo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7.093cm"/>
    </style:style>
    <style:style style:name="co3" style:family="table-column">
      <style:table-column-properties fo:break-before="auto" style:column-width="1.18cm"/>
    </style:style>
    <style:style style:name="co4" style:family="table-column">
      <style:table-column-properties fo:break-before="auto" style:column-width="2.82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utiger for ZKB Light" style:font-size-complex="10pt" style:font-style-complex="normal" style:font-weight-complex="normal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37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utiger for ZKB Light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utiger for ZKB Light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0" draw:style-name="gr1" draw:text-style-name="P1" svg:width="15.999cm" svg:height="8.999cm" svg:x="10.637cm" svg:y="15.321cm">
            <draw:object draw:notify-on-update-of-ranges="Tabelle1.A19:Tabelle1.A19 Tabelle1.C19:Tabelle1.X19 Tabelle1.A20:Tabelle1.A20 Tabelle1.C20:Tabelle1.X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2" table:default-cell-style-name="ce1"/>
        <table:table-column table:style-name="co4" table:number-columns-repeated="999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Stor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rt</text:p>
          </table:table-cell>
          <table:table-cell table:style-name="ce3" office:value-type="string" calcext:value-type="string">
            <text:p>18.6.</text:p>
          </table:table-cell>
          <table:table-cell table:style-name="ce3" office:value-type="string" calcext:value-type="string">
            <text:p>19.6.</text:p>
          </table:table-cell>
          <table:table-cell table:style-name="ce3" office:value-type="string" calcext:value-type="string">
            <text:p>20.6.</text:p>
          </table:table-cell>
          <table:table-cell table:style-name="ce3" office:value-type="string" calcext:value-type="string">
            <text:p>21.6.</text:p>
          </table:table-cell>
          <table:table-cell table:style-name="ce3" office:value-type="string" calcext:value-type="string">
            <text:p>22.6.</text:p>
          </table:table-cell>
          <table:table-cell table:style-name="ce3" office:value-type="string" calcext:value-type="string">
            <text:p>23.6.</text:p>
          </table:table-cell>
          <table:table-cell table:style-name="ce3" office:value-type="string" calcext:value-type="string">
            <text:p>24.6.</text:p>
          </table:table-cell>
          <table:table-cell table:style-name="ce3" office:value-type="string" calcext:value-type="string">
            <text:p>25.6.</text:p>
          </table:table-cell>
          <table:table-cell table:style-name="ce3" office:value-type="string" calcext:value-type="string">
            <text:p>26.6.</text:p>
          </table:table-cell>
          <table:table-cell table:style-name="ce3" office:value-type="string" calcext:value-type="string">
            <text:p>27.6.</text:p>
          </table:table-cell>
          <table:table-cell table:style-name="ce3" office:value-type="string" calcext:value-type="string">
            <text:p>28.6.</text:p>
          </table:table-cell>
          <table:table-cell table:style-name="ce3" office:value-type="string" calcext:value-type="string">
            <text:p>29.6.</text:p>
          </table:table-cell>
          <table:table-cell table:style-name="ce3" office:value-type="string" calcext:value-type="string">
            <text:p>30.6.</text:p>
          </table:table-cell>
          <table:table-cell table:style-name="ce3" office:value-type="string" calcext:value-type="string">
            <text:p>1.7.</text:p>
          </table:table-cell>
          <table:table-cell table:style-name="ce3" office:value-type="string" calcext:value-type="string">
            <text:p>2.7.</text:p>
          </table:table-cell>
          <table:table-cell table:style-name="ce3" office:value-type="string" calcext:value-type="string">
            <text:p>3.7.</text:p>
          </table:table-cell>
          <table:table-cell table:style-name="ce3" office:value-type="string" calcext:value-type="string">
            <text:p>4.7.</text:p>
          </table:table-cell>
          <table:table-cell table:style-name="ce3" office:value-type="string" calcext:value-type="string">
            <text:p>5.7.</text:p>
          </table:table-cell>
          <table:table-cell table:style-name="ce3" office:value-type="string" calcext:value-type="string">
            <text:p>6.7.</text:p>
          </table:table-cell>
          <table:table-cell table:style-name="ce3" office:value-type="string" calcext:value-type="string">
            <text:p>7.7.</text:p>
          </table:table-cell>
          <table:table-cell table:style-name="ce3" office:value-type="string" calcext:value-type="string">
            <text:p>8.7.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chüler erfassen</text:p>
          </table:table-cell>
          <table:table-cell office:value-type="string" calcext:value-type="string">
            <text:p>Schüler erfassen UI: Anzeige von Fehlern als Tooltips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Logging implementieren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PE: Anmeldung als eigene Tabelle (-&gt; Historisierung)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Deployment mit Installationsanleitung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Problem mit „...str.“ -&gt; „...strasse“ verbessern versuchen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Problem mit „Adresse von Schüler übernehmen“ lösen versuchen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Suchdialog: SchülerSucheResultPanel/SchülerTableModel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Testfälle definieren</text:p>
          </table:table-cell>
          <table:table-cell table:number-columns-repeated="2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Datenblatt UI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Datenblatt Blättern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Suchdialog: Command/SchülerSucheResultModel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CalendarModelAttribute analog StringModelAttribute implementieren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Suchdialog: Such-UI</text:p>
          </table:table-cell>
          <table:table-cell table:number-columns-repeated="15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Datenblatt: Controller/Model</text:p>
          </table:table-cell>
          <table:table-cell table:number-columns-repeated="16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Suchdialog: Controller/SchülerSucheModel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Dispensationen erfassen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UIs: Look and Feel verbesser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deal Burndown</text:p>
          </table:table-cell>
          <table:table-cell office:value-type="string" calcext:value-type="string">
            <text:p>Ideal - Remaining effort in Ideal work hours</text:p>
          </table:table-cell>
          <table:table-cell table:formula="of:=SUM([.C2:.C18])" office:value-type="float" office:value="52" calcext:value-type="float">
            <text:p>52</text:p>
          </table:table-cell>
          <table:table-cell table:formula="of:=([.C19]-[.$C$19]/21)" office:value-type="float" office:value="49.5238095238095" calcext:value-type="float">
            <text:p>49.5238095238</text:p>
          </table:table-cell>
          <table:table-cell table:formula="of:=([.D19]-[.$C$19]/21)" office:value-type="float" office:value="47.0476190476191" calcext:value-type="float">
            <text:p>47.0476190476</text:p>
          </table:table-cell>
          <table:table-cell table:formula="of:=([.E19]-[.$C$19]/21)" office:value-type="float" office:value="44.5714285714286" calcext:value-type="float">
            <text:p>44.5714285714</text:p>
          </table:table-cell>
          <table:table-cell table:formula="of:=([.F19]-[.$C$19]/21)" office:value-type="float" office:value="42.0952380952381" calcext:value-type="float">
            <text:p>42.0952380952</text:p>
          </table:table-cell>
          <table:table-cell table:formula="of:=([.G19]-[.$C$19]/21)" office:value-type="float" office:value="39.6190476190476" calcext:value-type="float">
            <text:p>39.619047619</text:p>
          </table:table-cell>
          <table:table-cell table:formula="of:=([.H19]-[.$C$19]/21)" office:value-type="float" office:value="37.1428571428572" calcext:value-type="float">
            <text:p>37.1428571429</text:p>
          </table:table-cell>
          <table:table-cell table:formula="of:=([.I19]-[.$C$19]/21)" office:value-type="float" office:value="34.6666666666667" calcext:value-type="float">
            <text:p>34.6666666667</text:p>
          </table:table-cell>
          <table:table-cell table:formula="of:=([.J19]-[.$C$19]/21)" office:value-type="float" office:value="32.1904761904762" calcext:value-type="float">
            <text:p>32.1904761905</text:p>
          </table:table-cell>
          <table:table-cell table:formula="of:=([.K19]-[.$C$19]/21)" office:value-type="float" office:value="29.7142857142857" calcext:value-type="float">
            <text:p>29.7142857143</text:p>
          </table:table-cell>
          <table:table-cell table:formula="of:=([.L19]-[.$C$19]/21)" office:value-type="float" office:value="27.2380952380953" calcext:value-type="float">
            <text:p>27.2380952381</text:p>
          </table:table-cell>
          <table:table-cell table:formula="of:=([.M19]-[.$C$19]/21)" office:value-type="float" office:value="24.7619047619048" calcext:value-type="float">
            <text:p>24.7619047619</text:p>
          </table:table-cell>
          <table:table-cell table:formula="of:=([.N19]-[.$C$19]/21)" office:value-type="float" office:value="22.2857142857143" calcext:value-type="float">
            <text:p>22.2857142857</text:p>
          </table:table-cell>
          <table:table-cell table:formula="of:=([.O19]-[.$C$19]/21)" office:value-type="float" office:value="19.8095238095238" calcext:value-type="float">
            <text:p>19.8095238095</text:p>
          </table:table-cell>
          <table:table-cell table:formula="of:=([.P19]-[.$C$19]/21)" office:value-type="float" office:value="17.3333333333334" calcext:value-type="float">
            <text:p>17.3333333333</text:p>
          </table:table-cell>
          <table:table-cell table:formula="of:=([.Q19]-[.$C$19]/21)" office:value-type="float" office:value="14.8571428571429" calcext:value-type="float">
            <text:p>14.8571428571</text:p>
          </table:table-cell>
          <table:table-cell table:formula="of:=([.R19]-[.$C$19]/21)" office:value-type="float" office:value="12.3809523809524" calcext:value-type="float">
            <text:p>12.380952381</text:p>
          </table:table-cell>
          <table:table-cell table:formula="of:=([.S19]-[.$C$19]/21)" office:value-type="float" office:value="9.90476190476193" calcext:value-type="float">
            <text:p>9.9047619048</text:p>
          </table:table-cell>
          <table:table-cell table:formula="of:=([.T19]-[.$C$19]/21)" office:value-type="float" office:value="7.42857142857145" calcext:value-type="float">
            <text:p>7.4285714286</text:p>
          </table:table-cell>
          <table:table-cell table:formula="of:=([.U19]-[.$C$19]/21)" office:value-type="float" office:value="4.95238095238098" calcext:value-type="float">
            <text:p>4.9523809524</text:p>
          </table:table-cell>
          <table:table-cell table:formula="of:=([.V19]-[.$C$19]/21)" office:value-type="float" office:value="2.4761904761905" calcext:value-type="float">
            <text:p>2.4761904762</text:p>
          </table:table-cell>
          <table:table-cell table:formula="of:=([.W19]-[.$C$19]/21)" office:value-type="float" office:value="0.0000000000000230926389122033" calcext:value-type="float">
            <text:p>2.30926389122033E-0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ctual Burndown</text:p>
          </table:table-cell>
          <table:table-cell office:value-type="string" calcext:value-type="string">
            <text:p>Actual - Remaining effort in Ideal work hours</text:p>
          </table:table-cell>
          <table:table-cell table:formula="of:=SUM([.C2:.C18])" office:value-type="float" office:value="52" calcext:value-type="float">
            <text:p>52</text:p>
          </table:table-cell>
          <table:table-cell table:formula="of:=SUM([.D4:.D18])" office:value-type="float" office:value="46" calcext:value-type="float">
            <text:p>46</text:p>
          </table:table-cell>
          <table:table-cell table:formula="of:=SUM([.E4:.E18])" office:value-type="float" office:value="46" calcext:value-type="float">
            <text:p>46</text:p>
          </table:table-cell>
          <table:table-cell table:formula="of:=SUM([.F4:.F18])" office:value-type="float" office:value="46" calcext:value-type="float">
            <text:p>46</text:p>
          </table:table-cell>
          <table:table-cell table:formula="of:=SUM([.G4:.G18])" office:value-type="float" office:value="46" calcext:value-type="float">
            <text:p>46</text:p>
          </table:table-cell>
          <table:table-cell table:formula="of:=SUM([.H4:.H18])" office:value-type="float" office:value="46" calcext:value-type="float">
            <text:p>46</text:p>
          </table:table-cell>
          <table:table-cell table:formula="of:=SUM([.I4:.I18])" office:value-type="float" office:value="43" calcext:value-type="float">
            <text:p>43</text:p>
          </table:table-cell>
          <table:table-cell table:formula="of:=SUM([.J4:.J18])" office:value-type="float" office:value="43" calcext:value-type="float">
            <text:p>43</text:p>
          </table:table-cell>
          <table:table-cell table:formula="of:=SUM([.K4:.K18])" office:value-type="float" office:value="40" calcext:value-type="float">
            <text:p>40</text:p>
          </table:table-cell>
          <table:table-cell table:formula="of:=SUM([.L4:.L18])" office:value-type="float" office:value="36" calcext:value-type="float">
            <text:p>36</text:p>
          </table:table-cell>
          <table:table-cell table:formula="of:=SUM([.M4:.M18])" office:value-type="float" office:value="36" calcext:value-type="float">
            <text:p>36</text:p>
          </table:table-cell>
          <table:table-cell table:formula="of:=SUM([.N4:.N18])" office:value-type="float" office:value="36" calcext:value-type="float">
            <text:p>36</text:p>
          </table:table-cell>
          <table:table-cell table:formula="of:=SUM([.O4:.O18])" office:value-type="float" office:value="36" calcext:value-type="float">
            <text:p>36</text:p>
          </table:table-cell>
          <table:table-cell table:formula="of:=SUM([.P4:.P18])" office:value-type="float" office:value="35" calcext:value-type="float">
            <text:p>35</text:p>
          </table:table-cell>
          <table:table-cell table:formula="of:=SUM([.Q4:.Q18])" office:value-type="float" office:value="27" calcext:value-type="float">
            <text:p>27</text:p>
          </table:table-cell>
          <table:table-cell table:formula="of:=SUM([.R4:.R18])" office:value-type="float" office:value="19" calcext:value-type="float">
            <text:p>19</text:p>
          </table:table-cell>
          <table:table-cell table:formula="of:=SUM([.S4:.S18])" office:value-type="float" office:value="12" calcext:value-type="float">
            <text:p>12</text:p>
          </table:table-cell>
          <table:table-cell table:formula="of:=SUM([.T4:.T18])" office:value-type="float" office:value="12" calcext:value-type="float">
            <text:p>12</text:p>
          </table:table-cell>
          <table:table-cell table:formula="of:=SUM([.U4:.U18])" office:value-type="float" office:value="7" calcext:value-type="float">
            <text:p>7</text:p>
          </table:table-cell>
          <table:table-cell table:formula="of:=SUM([.V4:.V18])" office:value-type="float" office:value="7" calcext:value-type="float">
            <text:p>7</text:p>
          </table:table-cell>
          <table:table-cell table:formula="of:=SUM([.W4:.W18])" office:value-type="float" office:value="9" calcext:value-type="float">
            <text:p>9</text:p>
          </table:table-cell>
          <table:table-cell table:formula="of:=SUM([.X4:.X18])" office:value-type="float" office:value="0" calcext:value-type="float">
            <text:p>0</text:p>
          </table:table-cell>
          <table:table-cell table:number-columns-repeated="100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utiger for ZKB Light" svg:font-family="'Frutiger for ZKB Light'" style:font-family-generic="swiss"/>
    <style:font-face style:name="Futura Book" svg:font-family="'Futura Boo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Futura Book" fo:font-family="'Futura Book'" style:font-family-generic="swiss" fo:font-size="11pt" style:font-name-asian="Droid Sans Fallback" style:font-family-asian="'Droid Sans Fallback'" style:font-family-generic-asian="system" style:font-pitch-asian="variable" style:font-size-asian="11pt" style:font-name-complex="Futura Book" style:font-family-complex="'Futura Book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.00.0000</text:date>, <text:time style:data-style-name="N2" text:time-value="14:39:23.37559629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31T14:41:53</meta:creation-date>
    <dc:date>2015-07-26T14:45:33.192343675</dc:date>
    <meta:editing-duration>PT52M43S</meta:editing-duration>
    <meta:generator>LibreOffice/4.2.8.2$Linux_X86_64 LibreOffice_project/420m0$Build-2</meta:generator>
    <meta:editing-cycles>13</meta:editing-cycles>
    <meta:document-statistic meta:table-count="1" meta:cell-count="480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63cm" svg:y="3.952cm" style:legend-expansion="high" chart:style-name="ch2"/>
        <chart:plot-area chart:style-name="ch3" table:cell-range-address="Tabelle1.A19:Tabelle1.A20 Tabelle1.C19:Tabelle1.X20" chart:data-source-has-labels="column" svg:x="0.32cm" svg:y="0.18cm" svg:width="11.423cm" svg:height="8.64cm">
          <chartooo:coordinate-region svg:x="0.941cm" svg:y="0.379cm" svg:width="10.61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19:Tabelle1.X19" chart:label-cell-address="Tabelle1.A19:Tabelle1.A19" chart:class="chart:line">
            <chart:data-point chart:repeated="22"/>
          </chart:series>
          <chart:series chart:style-name="ch7" chart:values-cell-range-address="Tabelle1.C20:Tabelle1.X20" chart:label-cell-address="Tabelle1.A20:Tabelle1.A20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Ideal Burndown</text:p>
                <draw:g>
                  <svg:desc>Tabelle1.A19:Tabelle1.A19</svg:desc>
                </draw:g>
              </table:table-cell>
              <table:table-cell office:value-type="float" office:value="52">
                <text:p>52</text:p>
                <draw:g>
                  <svg:desc>Tabelle1.C19:Tabelle1.X19</svg:desc>
                </draw:g>
              </table:table-cell>
              <table:table-cell office:value-type="float" office:value="49.5238095238095">
                <text:p>49.5238095238095</text:p>
              </table:table-cell>
              <table:table-cell office:value-type="float" office:value="47.0476190476191">
                <text:p>47.0476190476191</text:p>
              </table:table-cell>
              <table:table-cell office:value-type="float" office:value="44.5714285714286">
                <text:p>44.5714285714286</text:p>
              </table:table-cell>
              <table:table-cell office:value-type="float" office:value="42.0952380952381">
                <text:p>42.0952380952381</text:p>
              </table:table-cell>
              <table:table-cell office:value-type="float" office:value="39.6190476190476">
                <text:p>39.6190476190476</text:p>
              </table:table-cell>
              <table:table-cell office:value-type="float" office:value="37.1428571428572">
                <text:p>37.1428571428572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32.1904761904762">
                <text:p>32.1904761904762</text:p>
              </table:table-cell>
              <table:table-cell office:value-type="float" office:value="29.7142857142857">
                <text:p>29.7142857142857</text:p>
              </table:table-cell>
              <table:table-cell office:value-type="float" office:value="27.2380952380953">
                <text:p>27.2380952380953</text:p>
              </table:table-cell>
              <table:table-cell office:value-type="float" office:value="24.7619047619048">
                <text:p>24.7619047619048</text:p>
              </table:table-cell>
              <table:table-cell office:value-type="float" office:value="22.2857142857143">
                <text:p>22.2857142857143</text:p>
              </table:table-cell>
              <table:table-cell office:value-type="float" office:value="19.8095238095238">
                <text:p>19.8095238095238</text:p>
              </table:table-cell>
              <table:table-cell office:value-type="float" office:value="17.3333333333334">
                <text:p>17.3333333333334</text:p>
              </table:table-cell>
              <table:table-cell office:value-type="float" office:value="14.8571428571429">
                <text:p>14.8571428571429</text:p>
              </table:table-cell>
              <table:table-cell office:value-type="float" office:value="12.3809523809524">
                <text:p>12.3809523809524</text:p>
              </table:table-cell>
              <table:table-cell office:value-type="float" office:value="9.90476190476193">
                <text:p>9.90476190476193</text:p>
              </table:table-cell>
              <table:table-cell office:value-type="float" office:value="7.42857142857145">
                <text:p>7.42857142857145</text:p>
              </table:table-cell>
              <table:table-cell office:value-type="float" office:value="4.95238095238098">
                <text:p>4.95238095238098</text:p>
              </table:table-cell>
              <table:table-cell office:value-type="float" office:value="2.4761904761905">
                <text:p>2.4761904761905</text:p>
              </table:table-cell>
              <table:table-cell office:value-type="float" office:value="0.0000000000000230926389122033">
                <text:p>0.0000000000000230926389122033</text:p>
              </table:table-cell>
            </table:table-row>
            <table:table-row>
              <table:table-cell office:value-type="string">
                <text:p>Actual Burndown</text:p>
                <draw:g>
                  <svg:desc>Tabelle1.A20:Tabelle1.A20</svg:desc>
                </draw:g>
              </table:table-cell>
              <table:table-cell office:value-type="float" office:value="52">
                <text:p>52</text:p>
                <draw:g>
                  <svg:desc>Tabelle1.C20:Tabelle1.X20</svg:desc>
                </draw:g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